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T1" style:family="text">
      <style:text-properties officeooo:rsid="00123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由範例程式<text:span text:style-name="T1">hw0406可以看到printf的回傳值是他所輸出的字串長度，而scanf當輸入為合法的時候回傳值為1，當不合法時回傳值為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4:45:08.450180855</meta:creation-date>
    <dc:date>2020-11-26T14:48:03.929117581</dc:date>
    <meta:editing-duration>PT2M56S</meta:editing-duration>
    <meta:editing-cycles>1</meta:editing-cycles>
    <meta:document-statistic meta:table-count="0" meta:image-count="0" meta:object-count="0" meta:page-count="1" meta:paragraph-count="1" meta:word-count="53" meta:character-count="67" meta:non-whitespace-character-count="67"/>
    <meta:generator>LibreOffice/7.0.2.2$Linux_X86_64 LibreOffice_project/00$Build-2</meta:generator>
  </office:meta>
</office:document-meta>
</file>